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40b23c" officeooo:paragraph-rsid="0040b23c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a18cf" style:font-name-asian="Arial3" style:font-size-asian="12pt" style:font-style-asian="normal" style:font-weight-asian="normal" style:font-name-complex="Arial3" style:font-size-complex="12pt" style:text-emphasize="non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f0e9e" style:font-name-asian="Arial3" style:font-size-asian="12pt" style:font-style-asian="normal" style:font-weight-asian="normal" style:font-name-complex="Arial3" style:font-size-complex="12pt" style:text-emphasize="non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1c1bf" officeooo:paragraph-rsid="004379f8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391bcc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40b23c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officeooo:rsid="00129edb"/>
    </style:style>
    <style:style style:name="T8" style:family="text">
      <style:text-properties officeooo:rsid="001adce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1" style:family="text">
      <style:text-properties officeooo:rsid="002f63c7"/>
    </style:style>
    <style:style style:name="T12" style:family="text">
      <style:text-properties fo:language="ro" fo:country="RO" officeooo:rsid="002f63c7" style:font-size-asian="12pt" style:font-size-complex="12pt"/>
    </style:style>
    <style:style style:name="T13" style:family="text">
      <style:text-properties fo:language="ro" fo:country="RO" officeooo:rsid="0039436d" style:font-size-asian="12pt" style:font-size-complex="12pt"/>
    </style:style>
    <style:style style:name="T14" style:family="text">
      <style:text-properties fo:language="ro" fo:country="RO" officeooo:rsid="0040b23c" style:font-size-asian="12pt" style:font-size-complex="12pt"/>
    </style:style>
    <style:style style:name="T15" style:family="text">
      <style:text-properties fo:language="ro" fo:country="RO" officeooo:rsid="0041c1bf" style:font-size-asian="12pt" style:font-size-complex="12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a2c2f" style:font-size-asian="12pt" style:font-style-asian="normal" style:font-weight-asian="normal" style:font-size-complex="12pt" style:text-emphasize="none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41c1bf" style:font-size-asian="12pt" style:font-style-asian="normal" style:font-weight-asian="normal" style:font-size-complex="12pt" style:text-emphasize="none"/>
    </style:style>
    <style:style style:name="T18" style:family="text">
      <style:text-properties officeooo:rsid="0041c1bf"/>
    </style:style>
    <style:style style:name="T19" style:family="text">
      <style:text-properties style:font-name="Arial2" fo:language="ro" fo:country="RO"/>
    </style:style>
    <style:style style:name="T20" style:family="text">
      <style:text-properties style:font-name="Arial2" fo:language="ro" fo:country="RO" officeooo:rsid="0039436d"/>
    </style:style>
    <style:style style:name="T21" style:family="text">
      <style:text-properties style:font-name="Arial2" fo:language="ro" fo:country="RO" officeooo:rsid="0040b23c"/>
    </style:style>
    <style:style style:name="T22" style:family="text">
      <style:text-properties style:font-name="Arial2" fo:language="ro" fo:country="RO" officeooo:rsid="004379f8"/>
    </style:style>
    <style:style style:name="T23" style:family="text">
      <style:text-properties style:font-name="Arial2" fo:language="ro" fo:country="RO" officeooo:rsid="00467197"/>
    </style:style>
    <style:style style:name="T24" style:family="text">
      <style:text-properties officeooo:rsid="00456aa8"/>
    </style:style>
    <style:style style:name="T25" style:family="text">
      <style:text-properties officeooo:rsid="004671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2<text:span text:style-name="T18">1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3"><text:span text:style-name="T13">”</text:span><text:span text:style-name="T15">Last name</text:span><text:span text:style-name="T13">” </text:span><text:span text:style-name="T15">field</text:span><text:span text:style-name="T13"> from </text:span><text:span text:style-name="T15">Checkout</text:span><text:span text:style-name="T14"> page</text:span><text:span text:style-name="T12"> –</text:span><text:span text:style-name="T16"> </text:span><text:span text:style-name="T17">user can not insert data in this field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1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2"><text:span text:style-name="T4">2</text:span><text:span text:style-name="T5">4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9">Chrome </text:span><text:span text:style-name="T10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8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1">1</text:span></text:p>
          </table:table-cell>
        </table:table-row>
      </table:table>
      <text:p text:style-name="P1"/>
      <text:p text:style-name="P1"/>
      <text:p text:style-name="P10">Description</text:p>
      <text:p text:style-name="P17">When insert<text:span text:style-name="T25">ing</text:span> first letter in <text:span text:style-name="T20">”</text:span><text:span text:style-name="T19">Last name</text:span><text:span text:style-name="T20">” </text:span><text:span text:style-name="T19">field</text:span><text:span text:style-name="T20"> from </text:span><text:span text:style-name="T19">Checkout</text:span><text:span text:style-name="T21"> page, </text:span><text:span text:style-name="T19">the data from „First name” </text:span><text:span text:style-name="T23">is</text:span><text:span text:style-name="T19"> deleted and the letter trying to insert </text:span><text:span text:style-name="T22">i</text:span><text:span text:style-name="T19">n </text:span><text:span text:style-name="T20">”</text:span><text:span text:style-name="T19">Last name</text:span><text:span text:style-name="T20">” </text:span><text:span text:style-name="T19">field appears in </text:span><text:span text:style-name="T20">”</text:span><text:span text:style-name="T19">First</text:span><text:span text:style-name="T20"> n</text:span><text:span text:style-name="T19">ame" field.</text:span></text:p>
      <text:p text:style-name="P20"/>
      <text:p text:style-name="P20"/>
      <text:p text:style-name="P10">Steps to reproduce</text:p>
      <text:p text:style-name="P15">1. access site www.saucedemo.com in Chrome </text:p>
      <text:p text:style-name="P16">2. insert valid data in field “Username” (problem_user)</text:p>
      <text:p text:style-name="P16">3. insert valid data in field “Password” (secret_sauce)</text:p>
      <text:p text:style-name="P16">4. press “Login” button</text:p>
      <text:p text:style-name="P16">5. add to cart one item<text:span text:style-name="T24"> (Sauce Labs Backpack)</text:span></text:p>
      <text:p text:style-name="P16">6. click the icon of the cart </text:p>
      <text:p text:style-name="P16">7. click “checkout” button </text:p>
      <text:p text:style-name="P16">8. insert valid data in field “First name”</text:p>
      <text:p text:style-name="P16">9. insert valid data in field “Last name”</text:p>
      <text:p text:style-name="P16">10.insert valid data in field “Zip/Postal code” </text:p>
      <text:p text:style-name="P19"/>
      <text:p text:style-name="P18"/>
      <text:p text:style-name="P10">Expected result</text:p>
      <text:p text:style-name="P14">Fields “First name”, “Last name” and “Zip/Postal code” can be completed with data.</text:p>
      <text:p text:style-name="P14"/>
      <text:p text:style-name="P14"/>
      <text:p text:style-name="P10">Actual result</text:p>
      <text:p text:style-name="P13">User can not insert data in Last Name field.</text:p>
      <text:p text:style-name="P12"><text:soft-page-break/></text:p>
      <text:p text:style-name="P10">Notes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9</meta:editing-cycles>
    <meta:creation-date>2024-02-05T18:33:00</meta:creation-date>
    <dc:date>2024-05-04T13:29:19.156000000</dc:date>
    <meta:editing-duration>PT2H32M7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1" meta:word-count="182" meta:character-count="1110" meta:non-whitespace-character-count="959"/>
    <meta:user-defined meta:name="AppVersion">16.0000</meta:user-defined>
    <meta:template xlink:type="simple" xlink:actuate="onRequest" xlink:title="Normal" xlink:href=""/>
  </office:meta>
</office:document-meta>
</file>